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</text:p>
      <text:p text:style-name="Standard">Instances: <text:s text:c="3"/>1000</text:p>
      <text:p text:style-name="Standard">Attributes: <text:s text:c="2"/>43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<text:soft-page-break/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2.7383 * Bi_lemma_overlap_count +</text:p>
      <text:p text:style-name="Standard"><text:s text:c="5"/>-0.2679 * Dist_Sim_Adj +</text:p>
      <text:p text:style-name="Standard"><text:s text:c="6"/>0.2718 * Dist_Sim_Noun +</text:p>
      <text:p text:style-name="Standard"><text:s text:c="6"/>0.3478 * LIWC_Catg_Achievement +</text:p>
      <text:p text:style-name="Standard"><text:s text:c="5"/>-0.4835 * LIWC_Catg_Affective Processes +</text:p>
      <text:p text:style-name="Standard"><text:s text:c="6"/>0.4317 * LIWC_Catg_Causation +</text:p>
      <text:p text:style-name="Standard"><text:s text:c="6"/>0.4806 * LIWC_Catg_Certainty +</text:p>
      <text:p text:style-name="Standard"><text:s text:c="5"/>-0.6735 * LIWC_Catg_Humans +</text:p>
      <text:p text:style-name="Standard"><text:s text:c="6"/>0.6166 * LIWC_Catg_Motion +</text:p>
      <text:p text:style-name="Standard"><text:s text:c="6"/>0.5922 * LIWC_Catg_Negative Emotion +</text:p>
      <text:p text:style-name="Standard"><text:s text:c="6"/>0.7698 * LIWC_Catg_Perceptual Processes +</text:p>
      <text:p text:style-name="Standard"><text:s text:c="6"/>0.3599 * LIWC_Catg_Relativity +</text:p>
      <text:p text:style-name="Standard"><text:s text:c="6"/>0.4969 * LIWC_Catg_Religion +</text:p>
      <text:p text:style-name="Standard"><text:s text:c="6"/>0.3901 * LIWC_Catg_Sexual +</text:p>
      <text:p text:style-name="Standard"><text:s text:c="5"/>-0.6626 * LIWC_Catg_Social Processes +</text:p>
      <text:p text:style-name="Standard"><text:s text:c="6"/>0.4429 * LIWC_Catg_Work +</text:p>
      <text:p text:style-name="Standard"><text:s text:c="6"/>2.9572 * UMBC +</text:p>
      <text:p text:style-name="Standard"><text:s text:c="5"/>-0.5725 * diff_len +</text:p>
      <text:p text:style-name="Standard"><text:s text:c="6"/>1.1515 * rouge_1_f_score +</text:p>
      <text:p text:style-name="Standard"><text:s text:c="5"/>-4.1586 * rouge_2_f_score +</text:p>
      <text:p text:style-name="Standard"><text:s text:c="5"/>-1.8939 * rouge_3_f_score +</text:p>
      <text:p text:style-name="Standard"><text:s text:c="6"/>3.9354 * rouge_4_f_score +</text:p>
      <text:p text:style-name="Standard"><text:s text:c="6"/>3.2901 * rouge_l_f_score +</text:p>
      <text:p text:style-name="Standard"><text:s text:c="5"/>-0.9233 * rouge_s*_f_score +</text:p>
      <text:p text:style-name="Standard"><text:s text:c="5"/>-2.1516 * rouge_w_1.2_f_score +</text:p>
      <text:p text:style-name="Standard"><text:s text:c="5"/>-0.5874 * verb_Path +</text:p>
      <text:p text:style-name="Standard"><text:s text:c="6"/>0.7986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156,1.556</text:p>
      <text:p text:style-name="Standard">2,0.5,2.024,1.524</text:p>
      <text:p text:style-name="Standard">3,2.4,1.948,-0.452</text:p>
      <text:p text:style-name="Standard">4,1,1.525,0.525</text:p>
      <text:p text:style-name="Standard">5,0.4,1.193,0.793</text:p>
      <text:p text:style-name="Standard">6,1.167,1.62,0.454</text:p>
      <text:p text:style-name="Standard">7,3,3.906,0.906</text:p>
      <text:p text:style-name="Standard">8,1.167,2.402,1.235</text:p>
      <text:p text:style-name="Standard">9,0.6,2.676,2.076</text:p>
      <text:p text:style-name="Standard">10,1.333,1.914,0.581</text:p>
      <text:p text:style-name="Standard">11,2.667,2.332,-0.334</text:p>
      <text:p text:style-name="Standard"><text:soft-page-break/>12,0.833,1.715,0.882</text:p>
      <text:p text:style-name="Standard">13,3.6,2.438,-1.162</text:p>
      <text:p text:style-name="Standard">14,0.6,1.752,1.152</text:p>
      <text:p text:style-name="Standard">15,3.4,1.75,-1.65</text:p>
      <text:p text:style-name="Standard">16,3.8,1.495,-2.305</text:p>
      <text:p text:style-name="Standard">17,2,1.764,-0.236</text:p>
      <text:p text:style-name="Standard">18,1,1.115,0.115</text:p>
      <text:p text:style-name="Standard">19,0,0.443,0.443</text:p>
      <text:p text:style-name="Standard">20,2,2.145,0.145</text:p>
      <text:p text:style-name="Standard">21,1.2,2.854,1.654</text:p>
      <text:p text:style-name="Standard">22,2.4,2.38,-0.02</text:p>
      <text:p text:style-name="Standard">23,3.333,2.025,-1.308</text:p>
      <text:p text:style-name="Standard">24,1.333,1.742,0.408</text:p>
      <text:p text:style-name="Standard">25,1.833,1.678,-0.155</text:p>
      <text:p text:style-name="Standard">26,2.4,1.26,-1.14</text:p>
      <text:p text:style-name="Standard">27,1.286,2.668,1.382</text:p>
      <text:p text:style-name="Standard">28,2.6,1.455,-1.145</text:p>
      <text:p text:style-name="Standard">29,1.4,2.413,1.013</text:p>
      <text:p text:style-name="Standard">30,1.8,2.366,0.566</text:p>
      <text:p text:style-name="Standard">31,2.8,2.353,-0.447</text:p>
      <text:p text:style-name="Standard">32,2.2,2.736,0.536</text:p>
      <text:p text:style-name="Standard">33,3,1.82,-1.18</text:p>
      <text:p text:style-name="Standard">34,2,2.363,0.363</text:p>
      <text:p text:style-name="Standard">35,2.5,2.419,-0.081</text:p>
      <text:p text:style-name="Standard">36,1,1.451,0.451</text:p>
      <text:p text:style-name="Standard">37,2.6,2.334,-0.266</text:p>
      <text:p text:style-name="Standard">38,0.8,1.52,0.72</text:p>
      <text:p text:style-name="Standard">39,0.4,0.308,-0.092</text:p>
      <text:p text:style-name="Standard">40,1.75,1.489,-0.261</text:p>
      <text:p text:style-name="Standard">41,1.2,1.574,0.374</text:p>
      <text:p text:style-name="Standard">42,1,1.12,0.12</text:p>
      <text:p text:style-name="Standard">43,3.8,3.63,-0.17</text:p>
      <text:p text:style-name="Standard">44,2.4,1.849,-0.551</text:p>
      <text:p text:style-name="Standard">45,3,2.469,-0.531</text:p>
      <text:p text:style-name="Standard">46,3,2.208,-0.792</text:p>
      <text:p text:style-name="Standard">47,2.6,1.841,-0.759</text:p>
      <text:p text:style-name="Standard">48,0.833,2.576,1.742</text:p>
      <text:p text:style-name="Standard">49,3.833,3.984,0.15</text:p>
      <text:p text:style-name="Standard">50,2,1.948,-0.052</text:p>
      <text:p text:style-name="Standard">51,2,1.893,-0.107</text:p>
      <text:p text:style-name="Standard">52,0.286,1.213,0.927</text:p>
      <text:p text:style-name="Standard">53,2.833,2.612,-0.222</text:p>
      <text:p text:style-name="Standard">54,2.8,2.248,-0.552</text:p>
      <text:p text:style-name="Standard">55,3.333,2.533,-0.8</text:p>
      <text:p text:style-name="Standard">56,1,1.441,0.441</text:p>
      <text:p text:style-name="Standard">57,1,1.477,0.477</text:p>
      <text:p text:style-name="Standard">58,3.333,3.503,0.17</text:p>
      <text:p text:style-name="Standard">59,1.333,2.482,1.148</text:p>
      <text:p text:style-name="Standard">60,3.8,2.508,-1.292</text:p>
      <text:p text:style-name="Standard">61,3.4,1.983,-1.417</text:p>
      <text:p text:style-name="Standard">62,2,1.591,-0.409</text:p>
      <text:p text:style-name="Standard"><text:soft-page-break/>63,2.2,1.488,-0.712</text:p>
      <text:p text:style-name="Standard">64,1,1.406,0.406</text:p>
      <text:p text:style-name="Standard">65,2.2,1.493,-0.707</text:p>
      <text:p text:style-name="Standard">66,1.333,1.677,0.343</text:p>
      <text:p text:style-name="Standard">67,2.8,2.751,-0.049</text:p>
      <text:p text:style-name="Standard">68,2.333,2.483,0.15</text:p>
      <text:p text:style-name="Standard">69,2.667,2.323,-0.344</text:p>
      <text:p text:style-name="Standard">70,1,1.403,0.403</text:p>
      <text:p text:style-name="Standard">71,4.4,2.658,-1.742</text:p>
      <text:p text:style-name="Standard">72,3.2,1.433,-1.767</text:p>
      <text:p text:style-name="Standard">73,2.8,1.415,-1.385</text:p>
      <text:p text:style-name="Standard">74,3.8,1.793,-2.007</text:p>
      <text:p text:style-name="Standard">75,2.5,1.9,-0.6</text:p>
      <text:p text:style-name="Standard">76,1.4,1.964,0.564</text:p>
      <text:p text:style-name="Standard">77,1.667,2.409,0.742</text:p>
      <text:p text:style-name="Standard">78,2.6,2.848,0.248</text:p>
      <text:p text:style-name="Standard">79,2.333,2.483,0.15</text:p>
      <text:p text:style-name="Standard">80,0.5,1.386,0.886</text:p>
      <text:p text:style-name="Standard">81,0.333,1.328,0.994</text:p>
      <text:p text:style-name="Standard">82,2,1.139,-0.861</text:p>
      <text:p text:style-name="Standard">83,0.8,1.444,0.644</text:p>
      <text:p text:style-name="Standard">84,3.2,1.453,-1.747</text:p>
      <text:p text:style-name="Standard">85,2,2.385,0.385</text:p>
      <text:p text:style-name="Standard">86,0.2,2.135,1.935</text:p>
      <text:p text:style-name="Standard">87,3.25,3.902,0.652</text:p>
      <text:p text:style-name="Standard">88,3.8,2.629,-1.171</text:p>
      <text:p text:style-name="Standard">89,2.8,1.646,-1.154</text:p>
      <text:p text:style-name="Standard">90,2.4,2.168,-0.232</text:p>
      <text:p text:style-name="Standard">91,3,2.131,-0.869</text:p>
      <text:p text:style-name="Standard">92,2.2,1.885,-0.315</text:p>
      <text:p text:style-name="Standard">93,2.2,1.617,-0.583</text:p>
      <text:p text:style-name="Standard">94,1,2.065,1.065</text:p>
      <text:p text:style-name="Standard">95,3.25,2.653,-0.597</text:p>
      <text:p text:style-name="Standard">96,3.2,2.493,-0.707</text:p>
      <text:p text:style-name="Standard">97,3,1.63,-1.37</text:p>
      <text:p text:style-name="Standard">98,1.167,2.435,1.268</text:p>
      <text:p text:style-name="Standard">99,1.2,2.2,1</text:p>
      <text:p text:style-name="Standard">100,4.4,3.006,-1.394</text:p>
      <text:p text:style-name="Standard">1,1.4,1.719,0.319</text:p>
      <text:p text:style-name="Standard">2,2,1.768,-0.232</text:p>
      <text:p text:style-name="Standard">3,0.8,0.826,0.026</text:p>
      <text:p text:style-name="Standard">4,0.4,1.572,1.172</text:p>
      <text:p text:style-name="Standard">5,2.25,0.95,-1.3</text:p>
      <text:p text:style-name="Standard">6,2.667,2.249,-0.418</text:p>
      <text:p text:style-name="Standard">7,1.167,1.674,0.507</text:p>
      <text:p text:style-name="Standard">8,1.667,1.779,0.113</text:p>
      <text:p text:style-name="Standard">9,2.667,2.36,-0.307</text:p>
      <text:p text:style-name="Standard">10,1.75,1.07,-0.68</text:p>
      <text:p text:style-name="Standard">11,4,1.123,-2.877</text:p>
      <text:p text:style-name="Standard">12,4.167,3.065,-1.102</text:p>
      <text:p text:style-name="Standard">13,1.833,1.374,-0.46</text:p>
      <text:p text:style-name="Standard"><text:soft-page-break/>14,0.8,1.77,0.97</text:p>
      <text:p text:style-name="Standard">15,1.2,2.155,0.955</text:p>
      <text:p text:style-name="Standard">16,1.6,1.898,0.298</text:p>
      <text:p text:style-name="Standard">17,2.75,1.967,-0.783</text:p>
      <text:p text:style-name="Standard">18,3.5,2.44,-1.06</text:p>
      <text:p text:style-name="Standard">19,4.833,3.014,-1.819</text:p>
      <text:p text:style-name="Standard">20,1.833,1.568,-0.265</text:p>
      <text:p text:style-name="Standard">21,1.833,1.953,0.12</text:p>
      <text:p text:style-name="Standard">22,1.6,1.885,0.285</text:p>
      <text:p text:style-name="Standard">23,0.6,1.542,0.942</text:p>
      <text:p text:style-name="Standard">24,1.833,1.816,-0.017</text:p>
      <text:p text:style-name="Standard">25,0.4,0.927,0.527</text:p>
      <text:p text:style-name="Standard">26,1.667,1.592,-0.075</text:p>
      <text:p text:style-name="Standard">27,4,3.134,-0.866</text:p>
      <text:p text:style-name="Standard">28,1,1.764,0.764</text:p>
      <text:p text:style-name="Standard">29,1.4,2.097,0.697</text:p>
      <text:p text:style-name="Standard">30,0.667,1.634,0.968</text:p>
      <text:p text:style-name="Standard">31,2.2,1.181,-1.019</text:p>
      <text:p text:style-name="Standard">32,2.6,2.381,-0.219</text:p>
      <text:p text:style-name="Standard">33,3.2,1.257,-1.943</text:p>
      <text:p text:style-name="Standard">34,0,1.165,1.165</text:p>
      <text:p text:style-name="Standard">35,4,3.441,-0.559</text:p>
      <text:p text:style-name="Standard">36,3,1.672,-1.328</text:p>
      <text:p text:style-name="Standard">37,2.6,1.943,-0.657</text:p>
      <text:p text:style-name="Standard">38,2.6,1.201,-1.399</text:p>
      <text:p text:style-name="Standard">39,0.75,1.493,0.743</text:p>
      <text:p text:style-name="Standard">40,0,0.96,0.96</text:p>
      <text:p text:style-name="Standard">41,2,1.885,-0.115</text:p>
      <text:p text:style-name="Standard">42,3.167,2.223,-0.944</text:p>
      <text:p text:style-name="Standard">43,1.4,1.635,0.235</text:p>
      <text:p text:style-name="Standard">44,3.6,3.209,-0.391</text:p>
      <text:p text:style-name="Standard">45,2.5,1.996,-0.504</text:p>
      <text:p text:style-name="Standard">46,1.167,2.014,0.848</text:p>
      <text:p text:style-name="Standard">47,0.6,1.788,1.188</text:p>
      <text:p text:style-name="Standard">48,0.75,1.467,0.717</text:p>
      <text:p text:style-name="Standard">49,1.6,2.175,0.575</text:p>
      <text:p text:style-name="Standard">50,1.6,1.806,0.206</text:p>
      <text:p text:style-name="Standard">51,3,3.2,0.2</text:p>
      <text:p text:style-name="Standard">52,0.25,1.643,1.393</text:p>
      <text:p text:style-name="Standard">53,1.167,2.162,0.995</text:p>
      <text:p text:style-name="Standard">54,1.75,1.843,0.093</text:p>
      <text:p text:style-name="Standard">55,2,1.479,-0.521</text:p>
      <text:p text:style-name="Standard">56,1.8,2.304,0.504</text:p>
      <text:p text:style-name="Standard">57,1.667,1.913,0.247</text:p>
      <text:p text:style-name="Standard">58,2.25,2.534,0.284</text:p>
      <text:p text:style-name="Standard">59,1.6,1.259,-0.341</text:p>
      <text:p text:style-name="Standard">60,1.2,0.74,-0.46</text:p>
      <text:p text:style-name="Standard">61,1.333,2.26,0.927</text:p>
      <text:p text:style-name="Standard">62,3,1.31,-1.69</text:p>
      <text:p text:style-name="Standard">63,0.4,1.742,1.342</text:p>
      <text:p text:style-name="Standard">64,1.6,2.819,1.219</text:p>
      <text:p text:style-name="Standard"><text:soft-page-break/>65,0.833,1.581,0.748</text:p>
      <text:p text:style-name="Standard">66,3.167,3.749,0.582</text:p>
      <text:p text:style-name="Standard">67,2.6,2.17,-0.43</text:p>
      <text:p text:style-name="Standard">68,1.4,1.878,0.478</text:p>
      <text:p text:style-name="Standard">69,0.833,1.67,0.837</text:p>
      <text:p text:style-name="Standard">70,2,1.921,-0.079</text:p>
      <text:p text:style-name="Standard">71,1.2,1.439,0.239</text:p>
      <text:p text:style-name="Standard">72,2,2.122,0.122</text:p>
      <text:p text:style-name="Standard">73,2.25,1.588,-0.662</text:p>
      <text:p text:style-name="Standard">74,2.2,2.91,0.71</text:p>
      <text:p text:style-name="Standard">75,2.8,3.294,0.494</text:p>
      <text:p text:style-name="Standard">76,1.4,2.042,0.642</text:p>
      <text:p text:style-name="Standard">77,0.8,2.682,1.882</text:p>
      <text:p text:style-name="Standard">78,0.333,0.673,0.34</text:p>
      <text:p text:style-name="Standard">79,3.4,2.045,-1.355</text:p>
      <text:p text:style-name="Standard">80,1,1.691,0.691</text:p>
      <text:p text:style-name="Standard">81,4.2,2.722,-1.478</text:p>
      <text:p text:style-name="Standard">82,2.2,1.294,-0.906</text:p>
      <text:p text:style-name="Standard">83,1,1.66,0.66</text:p>
      <text:p text:style-name="Standard">84,0.2,1.712,1.512</text:p>
      <text:p text:style-name="Standard">85,3.2,2.313,-0.887</text:p>
      <text:p text:style-name="Standard">86,1.8,2.009,0.209</text:p>
      <text:p text:style-name="Standard">87,1.2,1.567,0.367</text:p>
      <text:p text:style-name="Standard">88,3.25,1.117,-2.133</text:p>
      <text:p text:style-name="Standard">89,2.4,1.25,-1.15</text:p>
      <text:p text:style-name="Standard">90,1,2.042,1.042</text:p>
      <text:p text:style-name="Standard">91,2.333,2.965,0.631</text:p>
      <text:p text:style-name="Standard">92,4.833,2.577,-2.257</text:p>
      <text:p text:style-name="Standard">93,0.333,1.671,1.338</text:p>
      <text:p text:style-name="Standard">94,4.167,1.79,-2.377</text:p>
      <text:p text:style-name="Standard">95,1,0.929,-0.071</text:p>
      <text:p text:style-name="Standard">96,0.167,1.396,1.23</text:p>
      <text:p text:style-name="Standard">97,4.6,1.815,-2.785</text:p>
      <text:p text:style-name="Standard">98,1,2.29,1.29</text:p>
      <text:p text:style-name="Standard">99,2,1.697,-0.303</text:p>
      <text:p text:style-name="Standard">100,0.2,1.931,1.731</text:p>
      <text:p text:style-name="Standard">1,1.5,2.066,0.566</text:p>
      <text:p text:style-name="Standard">2,2.667,2.034,-0.633</text:p>
      <text:p text:style-name="Standard">3,1.4,2.263,0.863</text:p>
      <text:p text:style-name="Standard">4,2.6,1.633,-0.967</text:p>
      <text:p text:style-name="Standard">5,2,1.455,-0.545</text:p>
      <text:p text:style-name="Standard">6,3.8,1.227,-2.573</text:p>
      <text:p text:style-name="Standard">7,2.143,2.666,0.523</text:p>
      <text:p text:style-name="Standard">8,2.2,2.326,0.126</text:p>
      <text:p text:style-name="Standard">9,1.8,1.273,-0.527</text:p>
      <text:p text:style-name="Standard">10,4.6,3.215,-1.385</text:p>
      <text:p text:style-name="Standard">11,1.333,2.226,0.892</text:p>
      <text:p text:style-name="Standard">12,1.167,1.13,-0.037</text:p>
      <text:p text:style-name="Standard">13,2.8,1.78,-1.02</text:p>
      <text:p text:style-name="Standard">14,2.6,2.884,0.284</text:p>
      <text:p text:style-name="Standard">15,0.4,2.073,1.673</text:p>
      <text:p text:style-name="Standard"><text:soft-page-break/>16,0.2,0.743,0.543</text:p>
      <text:p text:style-name="Standard">17,3,2.574,-0.426</text:p>
      <text:p text:style-name="Standard">18,3.286,2.477,-0.809</text:p>
      <text:p text:style-name="Standard">19,1,1.706,0.706</text:p>
      <text:p text:style-name="Standard">20,2.167,1.975,-0.192</text:p>
      <text:p text:style-name="Standard">21,1,2.037,1.037</text:p>
      <text:p text:style-name="Standard">22,2.167,1.759,-0.408</text:p>
      <text:p text:style-name="Standard">23,3.333,2.688,-0.646</text:p>
      <text:p text:style-name="Standard">24,4,3.586,-0.414</text:p>
      <text:p text:style-name="Standard">25,1.167,1.527,0.36</text:p>
      <text:p text:style-name="Standard">26,2.4,2.416,0.016</text:p>
      <text:p text:style-name="Standard">27,0.2,0.872,0.672</text:p>
      <text:p text:style-name="Standard">28,5,2.102,-2.898</text:p>
      <text:p text:style-name="Standard">29,1,2.068,1.068</text:p>
      <text:p text:style-name="Standard">30,2.8,2.106,-0.694</text:p>
      <text:p text:style-name="Standard">31,0.4,0.766,0.366</text:p>
      <text:p text:style-name="Standard">32,2,2.574,0.574</text:p>
      <text:p text:style-name="Standard">33,2.6,2.666,0.066</text:p>
      <text:p text:style-name="Standard">34,3.2,1.855,-1.345</text:p>
      <text:p text:style-name="Standard">35,4.333,1.723,-2.61</text:p>
      <text:p text:style-name="Standard">36,0.8,1.496,0.696</text:p>
      <text:p text:style-name="Standard">37,2,1.464,-0.536</text:p>
      <text:p text:style-name="Standard">38,2.2,1.534,-0.666</text:p>
      <text:p text:style-name="Standard">39,2.2,1.588,-0.612</text:p>
      <text:p text:style-name="Standard">40,0.2,1.514,1.314</text:p>
      <text:p text:style-name="Standard">41,1.143,1.968,0.825</text:p>
      <text:p text:style-name="Standard">42,0.8,0.976,0.176</text:p>
      <text:p text:style-name="Standard">43,1.4,1.834,0.434</text:p>
      <text:p text:style-name="Standard">44,0.833,1.606,0.772</text:p>
      <text:p text:style-name="Standard">45,2,2.25,0.25</text:p>
      <text:p text:style-name="Standard">46,0.2,1.365,1.165</text:p>
      <text:p text:style-name="Standard">47,3,2.661,-0.339</text:p>
      <text:p text:style-name="Standard">48,3,1.765,-1.235</text:p>
      <text:p text:style-name="Standard">49,1.167,0.931,-0.236</text:p>
      <text:p text:style-name="Standard">50,2.167,1.715,-0.452</text:p>
      <text:p text:style-name="Standard">51,2.667,3.263,0.597</text:p>
      <text:p text:style-name="Standard">52,0,0.825,0.825</text:p>
      <text:p text:style-name="Standard">53,1.833,2.215,0.382</text:p>
      <text:p text:style-name="Standard">54,1.667,2.502,0.836</text:p>
      <text:p text:style-name="Standard">55,4.4,1.978,-2.422</text:p>
      <text:p text:style-name="Standard">56,1.833,1.993,0.159</text:p>
      <text:p text:style-name="Standard">57,1.167,1.469,0.302</text:p>
      <text:p text:style-name="Standard">58,1,2.811,1.811</text:p>
      <text:p text:style-name="Standard">59,1,1.848,0.848</text:p>
      <text:p text:style-name="Standard">60,1.167,1.728,0.561</text:p>
      <text:p text:style-name="Standard">61,1.4,2.444,1.044</text:p>
      <text:p text:style-name="Standard">62,1,1.83,0.83</text:p>
      <text:p text:style-name="Standard">63,0.333,1.091,0.757</text:p>
      <text:p text:style-name="Standard">64,3,3.328,0.328</text:p>
      <text:p text:style-name="Standard">65,2.833,3.334,0.5</text:p>
      <text:p text:style-name="Standard">66,3.167,1.849,-1.317</text:p>
      <text:p text:style-name="Standard"><text:soft-page-break/>67,2.2,2.655,0.455</text:p>
      <text:p text:style-name="Standard">68,2.167,1.768,-0.398</text:p>
      <text:p text:style-name="Standard">69,2.75,2.399,-0.351</text:p>
      <text:p text:style-name="Standard">70,1.2,0.99,-0.21</text:p>
      <text:p text:style-name="Standard">71,0.6,1.169,0.569</text:p>
      <text:p text:style-name="Standard">72,4.667,3.127,-1.54</text:p>
      <text:p text:style-name="Standard">73,2.4,1.733,-0.667</text:p>
      <text:p text:style-name="Standard">74,1.2,1.826,0.626</text:p>
      <text:p text:style-name="Standard">75,0.5,0.742,0.242</text:p>
      <text:p text:style-name="Standard">76,2.5,2,-0.5</text:p>
      <text:p text:style-name="Standard">77,1.4,1.825,0.425</text:p>
      <text:p text:style-name="Standard">78,3.8,2.249,-1.551</text:p>
      <text:p text:style-name="Standard">79,4.4,2.524,-1.876</text:p>
      <text:p text:style-name="Standard">80,4.833,1.716,-3.117</text:p>
      <text:p text:style-name="Standard">81,1,1.452,0.452</text:p>
      <text:p text:style-name="Standard">82,4.167,2.278,-1.888</text:p>
      <text:p text:style-name="Standard">83,1.5,2.008,0.508</text:p>
      <text:p text:style-name="Standard">84,1,1.865,0.865</text:p>
      <text:p text:style-name="Standard">85,4.5,2.26,-2.24</text:p>
      <text:p text:style-name="Standard">86,3.2,2.44,-0.76</text:p>
      <text:p text:style-name="Standard">87,3.667,1.886,-1.781</text:p>
      <text:p text:style-name="Standard">88,0,1.588,1.588</text:p>
      <text:p text:style-name="Standard">89,2.6,2.476,-0.124</text:p>
      <text:p text:style-name="Standard">90,0.667,1.599,0.932</text:p>
      <text:p text:style-name="Standard">91,2.2,1.668,-0.532</text:p>
      <text:p text:style-name="Standard">92,2.2,1.767,-0.433</text:p>
      <text:p text:style-name="Standard">93,1.2,1.476,0.276</text:p>
      <text:p text:style-name="Standard">94,1,1.752,0.752</text:p>
      <text:p text:style-name="Standard">95,2.8,2.315,-0.485</text:p>
      <text:p text:style-name="Standard">96,1,1.452,0.452</text:p>
      <text:p text:style-name="Standard">97,0,1.734,1.734</text:p>
      <text:p text:style-name="Standard">98,3.667,2.362,-1.305</text:p>
      <text:p text:style-name="Standard">99,0,1.324,1.324</text:p>
      <text:p text:style-name="Standard">100,0.333,1.502,1.168</text:p>
      <text:p text:style-name="Standard">1,2.5,2.1,-0.4</text:p>
      <text:p text:style-name="Standard">2,1.333,1.359,0.025</text:p>
      <text:p text:style-name="Standard">3,4.167,1.743,-2.423</text:p>
      <text:p text:style-name="Standard">4,1.4,1.678,0.278</text:p>
      <text:p text:style-name="Standard">5,1.833,2.68,0.846</text:p>
      <text:p text:style-name="Standard">6,0.8,1.384,0.584</text:p>
      <text:p text:style-name="Standard">7,3,2.509,-0.491</text:p>
      <text:p text:style-name="Standard">8,4.2,2.152,-2.048</text:p>
      <text:p text:style-name="Standard">9,1.8,1.96,0.16</text:p>
      <text:p text:style-name="Standard">10,2,2.925,0.925</text:p>
      <text:p text:style-name="Standard">11,1.167,1.001,-0.166</text:p>
      <text:p text:style-name="Standard">12,3,2.202,-0.798</text:p>
      <text:p text:style-name="Standard">13,3.5,2.581,-0.919</text:p>
      <text:p text:style-name="Standard">14,0,1.11,1.11</text:p>
      <text:p text:style-name="Standard">15,1.6,2.062,0.462</text:p>
      <text:p text:style-name="Standard">16,3,2.717,-0.283</text:p>
      <text:p text:style-name="Standard">17,0.333,2.632,2.298</text:p>
      <text:p text:style-name="Standard"><text:soft-page-break/>18,2.167,2.104,-0.063</text:p>
      <text:p text:style-name="Standard">19,2,2.149,0.149</text:p>
      <text:p text:style-name="Standard">20,3.167,1.557,-1.61</text:p>
      <text:p text:style-name="Standard">21,1.4,0.888,-0.512</text:p>
      <text:p text:style-name="Standard">22,2,1.482,-0.518</text:p>
      <text:p text:style-name="Standard">23,1.833,2.516,0.683</text:p>
      <text:p text:style-name="Standard">24,2,1.383,-0.617</text:p>
      <text:p text:style-name="Standard">25,1.75,1.834,0.084</text:p>
      <text:p text:style-name="Standard">26,1.5,1.459,-0.041</text:p>
      <text:p text:style-name="Standard">27,1.5,2.447,0.947</text:p>
      <text:p text:style-name="Standard">28,0.833,1.446,0.613</text:p>
      <text:p text:style-name="Standard">29,2,1.479,-0.521</text:p>
      <text:p text:style-name="Standard">30,1.333,2.294,0.961</text:p>
      <text:p text:style-name="Standard">31,1,1.863,0.863</text:p>
      <text:p text:style-name="Standard">32,0.667,1.425,0.758</text:p>
      <text:p text:style-name="Standard">33,3.5,1.914,-1.586</text:p>
      <text:p text:style-name="Standard">34,3.167,2.634,-0.532</text:p>
      <text:p text:style-name="Standard">35,3.25,2.801,-0.449</text:p>
      <text:p text:style-name="Standard">36,1.4,3.73,2.33</text:p>
      <text:p text:style-name="Standard">37,3.667,2.634,-1.033</text:p>
      <text:p text:style-name="Standard">38,0.667,1.113,0.446</text:p>
      <text:p text:style-name="Standard">39,2,1.691,-0.309</text:p>
      <text:p text:style-name="Standard">40,0,0.819,0.819</text:p>
      <text:p text:style-name="Standard">41,0,1.077,1.077</text:p>
      <text:p text:style-name="Standard">42,2.6,3.312,0.712</text:p>
      <text:p text:style-name="Standard">43,0,0.025,0.025</text:p>
      <text:p text:style-name="Standard">44,3,5.292,2.292</text:p>
      <text:p text:style-name="Standard">45,3.667,1.88,-1.787</text:p>
      <text:p text:style-name="Standard">46,1.833,2.331,0.498</text:p>
      <text:p text:style-name="Standard">47,2,1.532,-0.468</text:p>
      <text:p text:style-name="Standard">48,1.2,2.792,1.592</text:p>
      <text:p text:style-name="Standard">49,4.8,3.929,-0.871</text:p>
      <text:p text:style-name="Standard">50,2,2.767,0.767</text:p>
      <text:p text:style-name="Standard">51,0.8,1.442,0.642</text:p>
      <text:p text:style-name="Standard">52,2.2,1.988,-0.212</text:p>
      <text:p text:style-name="Standard">53,1,1.676,0.676</text:p>
      <text:p text:style-name="Standard">54,0.167,1.417,1.251</text:p>
      <text:p text:style-name="Standard">55,0.2,0.377,0.177</text:p>
      <text:p text:style-name="Standard">56,2.167,1.898,-0.269</text:p>
      <text:p text:style-name="Standard">57,1.167,1.803,0.637</text:p>
      <text:p text:style-name="Standard">58,1,1.559,0.559</text:p>
      <text:p text:style-name="Standard">59,1,1.369,0.369</text:p>
      <text:p text:style-name="Standard">60,0.667,1.516,0.849</text:p>
      <text:p text:style-name="Standard">61,2.6,2.636,0.036</text:p>
      <text:p text:style-name="Standard">62,1.6,2.243,0.643</text:p>
      <text:p text:style-name="Standard">63,1,1.611,0.611</text:p>
      <text:p text:style-name="Standard">64,1,1.333,0.333</text:p>
      <text:p text:style-name="Standard">65,0.5,0.518,0.018</text:p>
      <text:p text:style-name="Standard">66,1,2.609,1.609</text:p>
      <text:p text:style-name="Standard">67,3.6,2.566,-1.034</text:p>
      <text:p text:style-name="Standard">68,3,2.531,-0.469</text:p>
      <text:p text:style-name="Standard"><text:soft-page-break/>69,1.5,2.094,0.594</text:p>
      <text:p text:style-name="Standard">70,0.167,1.352,1.186</text:p>
      <text:p text:style-name="Standard">71,1.4,2.217,0.817</text:p>
      <text:p text:style-name="Standard">72,0.5,2.404,1.904</text:p>
      <text:p text:style-name="Standard">73,1.6,1.541,-0.059</text:p>
      <text:p text:style-name="Standard">74,0.333,0.54,0.207</text:p>
      <text:p text:style-name="Standard">75,2.667,1.727,-0.939</text:p>
      <text:p text:style-name="Standard">76,2.333,2.074,-0.259</text:p>
      <text:p text:style-name="Standard">77,0.333,1.299,0.966</text:p>
      <text:p text:style-name="Standard">78,3,2.151,-0.849</text:p>
      <text:p text:style-name="Standard">79,4.2,1.777,-2.423</text:p>
      <text:p text:style-name="Standard">80,3.2,2.545,-0.655</text:p>
      <text:p text:style-name="Standard">81,4.4,3.514,-0.886</text:p>
      <text:p text:style-name="Standard">82,2.333,2.264,-0.069</text:p>
      <text:p text:style-name="Standard">83,3.6,2.652,-0.948</text:p>
      <text:p text:style-name="Standard">84,2.833,2.918,0.085</text:p>
      <text:p text:style-name="Standard">85,2.5,3.079,0.579</text:p>
      <text:p text:style-name="Standard">86,1.2,1.513,0.313</text:p>
      <text:p text:style-name="Standard">87,0.2,0.987,0.787</text:p>
      <text:p text:style-name="Standard">88,0.833,1.718,0.885</text:p>
      <text:p text:style-name="Standard">89,1.167,1.487,0.32</text:p>
      <text:p text:style-name="Standard">90,3.333,2.321,-1.012</text:p>
      <text:p text:style-name="Standard">91,3.4,1.913,-1.487</text:p>
      <text:p text:style-name="Standard">92,1.6,1.948,0.348</text:p>
      <text:p text:style-name="Standard">93,2,1.653,-0.347</text:p>
      <text:p text:style-name="Standard">94,2.8,3.232,0.432</text:p>
      <text:p text:style-name="Standard">95,1.8,1.797,-0.003</text:p>
      <text:p text:style-name="Standard">96,0,1.687,1.687</text:p>
      <text:p text:style-name="Standard">97,0,0.189,0.189</text:p>
      <text:p text:style-name="Standard">98,1.2,2.519,1.319</text:p>
      <text:p text:style-name="Standard">99,1.667,2.767,1.1</text:p>
      <text:p text:style-name="Standard">100,1.667,1.963,0.296</text:p>
      <text:p text:style-name="Standard">1,0,1.539,1.539</text:p>
      <text:p text:style-name="Standard">2,3,2.276,-0.724</text:p>
      <text:p text:style-name="Standard">3,1.833,2.242,0.408</text:p>
      <text:p text:style-name="Standard">4,1.667,1.867,0.2</text:p>
      <text:p text:style-name="Standard">5,1.6,2.115,0.515</text:p>
      <text:p text:style-name="Standard">6,0.8,1.328,0.528</text:p>
      <text:p text:style-name="Standard">7,2.8,1.877,-0.923</text:p>
      <text:p text:style-name="Standard">8,2,1.576,-0.424</text:p>
      <text:p text:style-name="Standard">9,1.4,1.726,0.326</text:p>
      <text:p text:style-name="Standard">10,2.833,2.827,-0.006</text:p>
      <text:p text:style-name="Standard">11,3.5,3.036,-0.464</text:p>
      <text:p text:style-name="Standard">12,1.833,1.98,0.147</text:p>
      <text:p text:style-name="Standard">13,2.75,2.495,-0.255</text:p>
      <text:p text:style-name="Standard">14,1.4,1.813,0.413</text:p>
      <text:p text:style-name="Standard">15,3.6,2.483,-1.117</text:p>
      <text:p text:style-name="Standard">16,1.25,1.669,0.419</text:p>
      <text:p text:style-name="Standard">17,1.8,1.548,-0.252</text:p>
      <text:p text:style-name="Standard">18,3,3.233,0.233</text:p>
      <text:p text:style-name="Standard">19,2.75,2.827,0.077</text:p>
      <text:p text:style-name="Standard"><text:soft-page-break/>20,2.8,1.965,-0.835</text:p>
      <text:p text:style-name="Standard">21,3.2,2.476,-0.724</text:p>
      <text:p text:style-name="Standard">22,0.6,1.601,1.001</text:p>
      <text:p text:style-name="Standard">23,2.6,1.86,-0.74</text:p>
      <text:p text:style-name="Standard">24,0.75,1.704,0.954</text:p>
      <text:p text:style-name="Standard">25,2.8,2.04,-0.76</text:p>
      <text:p text:style-name="Standard">26,1.5,1.622,0.122</text:p>
      <text:p text:style-name="Standard">27,1,2.203,1.203</text:p>
      <text:p text:style-name="Standard">28,1.5,1.781,0.281</text:p>
      <text:p text:style-name="Standard">29,0.6,2.53,1.93</text:p>
      <text:p text:style-name="Standard">30,1,1.013,0.013</text:p>
      <text:p text:style-name="Standard">31,1,2.229,1.229</text:p>
      <text:p text:style-name="Standard">32,3.2,2.345,-0.855</text:p>
      <text:p text:style-name="Standard">33,0,0.576,0.576</text:p>
      <text:p text:style-name="Standard">34,1.4,1.781,0.381</text:p>
      <text:p text:style-name="Standard">35,3.8,3.182,-0.618</text:p>
      <text:p text:style-name="Standard">36,2.833,2.148,-0.685</text:p>
      <text:p text:style-name="Standard">37,1.2,1.879,0.679</text:p>
      <text:p text:style-name="Standard">38,1.2,2.631,1.431</text:p>
      <text:p text:style-name="Standard">39,2.6,0.776,-1.824</text:p>
      <text:p text:style-name="Standard">40,2.8,2.584,-0.216</text:p>
      <text:p text:style-name="Standard">41,2.4,1.932,-0.468</text:p>
      <text:p text:style-name="Standard">42,0.8,1.583,0.783</text:p>
      <text:p text:style-name="Standard">43,0.5,1.519,1.019</text:p>
      <text:p text:style-name="Standard">44,1.5,1.854,0.354</text:p>
      <text:p text:style-name="Standard">45,2.8,2.605,-0.195</text:p>
      <text:p text:style-name="Standard">46,2,1.571,-0.429</text:p>
      <text:p text:style-name="Standard">47,1.667,2.8,1.134</text:p>
      <text:p text:style-name="Standard">48,3.333,3.836,0.503</text:p>
      <text:p text:style-name="Standard">49,0.6,2.159,1.559</text:p>
      <text:p text:style-name="Standard">50,0,1.554,1.554</text:p>
      <text:p text:style-name="Standard">51,4.167,0.464,-3.703</text:p>
      <text:p text:style-name="Standard">52,0,1.337,1.337</text:p>
      <text:p text:style-name="Standard">53,4.5,1.856,-2.644</text:p>
      <text:p text:style-name="Standard">54,0.8,1.648,0.848</text:p>
      <text:p text:style-name="Standard">55,0.8,1.272,0.472</text:p>
      <text:p text:style-name="Standard">56,0.833,2.079,1.246</text:p>
      <text:p text:style-name="Standard">57,2.333,0.953,-1.38</text:p>
      <text:p text:style-name="Standard">58,2,1.937,-0.063</text:p>
      <text:p text:style-name="Standard">59,2,2.243,0.243</text:p>
      <text:p text:style-name="Standard">60,3.5,3.015,-0.485</text:p>
      <text:p text:style-name="Standard">61,2,2.689,0.689</text:p>
      <text:p text:style-name="Standard">62,2.8,2.784,-0.016</text:p>
      <text:p text:style-name="Standard">63,2,2.404,0.404</text:p>
      <text:p text:style-name="Standard">64,1.8,0.975,-0.825</text:p>
      <text:p text:style-name="Standard">65,2.333,2.136,-0.197</text:p>
      <text:p text:style-name="Standard">66,2,1.426,-0.574</text:p>
      <text:p text:style-name="Standard">67,4.714,3.24,-1.474</text:p>
      <text:p text:style-name="Standard">68,0,1.765,1.765</text:p>
      <text:p text:style-name="Standard">69,3,3.325,0.325</text:p>
      <text:p text:style-name="Standard">70,0.6,1.321,0.721</text:p>
      <text:p text:style-name="Standard"><text:soft-page-break/>71,0.667,1.978,1.311</text:p>
      <text:p text:style-name="Standard">72,2.5,0.876,-1.624</text:p>
      <text:p text:style-name="Standard">73,2.75,2.323,-0.427</text:p>
      <text:p text:style-name="Standard">74,1.5,2.318,0.818</text:p>
      <text:p text:style-name="Standard">75,1,2.356,1.356</text:p>
      <text:p text:style-name="Standard">76,1,2.025,1.025</text:p>
      <text:p text:style-name="Standard">77,2.6,2.787,0.187</text:p>
      <text:p text:style-name="Standard">78,1.25,1.437,0.187</text:p>
      <text:p text:style-name="Standard">79,1,1.418,0.418</text:p>
      <text:p text:style-name="Standard">80,0.4,1.818,1.418</text:p>
      <text:p text:style-name="Standard">81,2,2.098,0.098</text:p>
      <text:p text:style-name="Standard">82,4.333,1.343,-2.99</text:p>
      <text:p text:style-name="Standard">83,1.6,1.202,-0.398</text:p>
      <text:p text:style-name="Standard">84,4.2,2.685,-1.515</text:p>
      <text:p text:style-name="Standard">85,0.2,0.721,0.521</text:p>
      <text:p text:style-name="Standard">86,1.6,1.924,0.324</text:p>
      <text:p text:style-name="Standard">87,0.167,1.538,1.371</text:p>
      <text:p text:style-name="Standard">88,0.667,-0.251,-0.918</text:p>
      <text:p text:style-name="Standard">89,3.6,2.575,-1.025</text:p>
      <text:p text:style-name="Standard">90,3,2.928,-0.072</text:p>
      <text:p text:style-name="Standard">91,4.6,2.733,-1.867</text:p>
      <text:p text:style-name="Standard">92,2.8,2.161,-0.639</text:p>
      <text:p text:style-name="Standard">93,1.5,2.348,0.848</text:p>
      <text:p text:style-name="Standard">94,3,1.808,-1.192</text:p>
      <text:p text:style-name="Standard">95,2.167,2.129,-0.038</text:p>
      <text:p text:style-name="Standard">96,1,1.748,0.748</text:p>
      <text:p text:style-name="Standard">97,3.8,3.524,-0.276</text:p>
      <text:p text:style-name="Standard">98,1.429,0.354,-1.074</text:p>
      <text:p text:style-name="Standard">99,1.8,0.939,-0.861</text:p>
      <text:p text:style-name="Standard">100,4.2,5.003,0.803</text:p>
      <text:p text:style-name="Standard">1,1.75,1.865,0.115</text:p>
      <text:p text:style-name="Standard">2,2,1.497,-0.503</text:p>
      <text:p text:style-name="Standard">3,1,1.476,0.476</text:p>
      <text:p text:style-name="Standard">4,2,2.283,0.283</text:p>
      <text:p text:style-name="Standard">5,1.8,1.991,0.191</text:p>
      <text:p text:style-name="Standard">6,2.833,2.53,-0.303</text:p>
      <text:p text:style-name="Standard">7,0,0.943,0.943</text:p>
      <text:p text:style-name="Standard">8,1.4,2.177,0.777</text:p>
      <text:p text:style-name="Standard">9,0.6,0.756,0.156</text:p>
      <text:p text:style-name="Standard">10,3.2,2.44,-0.76</text:p>
      <text:p text:style-name="Standard">11,4.333,2.243,-2.09</text:p>
      <text:p text:style-name="Standard">12,4.2,2.001,-2.199</text:p>
      <text:p text:style-name="Standard">13,5,5.303,0.303</text:p>
      <text:p text:style-name="Standard">14,2,1.43,-0.57</text:p>
      <text:p text:style-name="Standard">15,3.167,2.001,-1.166</text:p>
      <text:p text:style-name="Standard">16,2,2.433,0.433</text:p>
      <text:p text:style-name="Standard">17,2.5,2.111,-0.389</text:p>
      <text:p text:style-name="Standard">18,3.2,2.799,-0.401</text:p>
      <text:p text:style-name="Standard">19,2.4,1.404,-0.996</text:p>
      <text:p text:style-name="Standard">20,1.333,0.684,-0.65</text:p>
      <text:p text:style-name="Standard">21,4.6,2.131,-2.469</text:p>
      <text:p text:style-name="Standard"><text:soft-page-break/>22,3,3.831,0.831</text:p>
      <text:p text:style-name="Standard">23,1.8,1.945,0.145</text:p>
      <text:p text:style-name="Standard">24,1.6,2.448,0.848</text:p>
      <text:p text:style-name="Standard">25,2.4,2.425,0.025</text:p>
      <text:p text:style-name="Standard">26,4.4,2.316,-2.084</text:p>
      <text:p text:style-name="Standard">27,3.4,2.65,-0.75</text:p>
      <text:p text:style-name="Standard">28,1.4,1.804,0.404</text:p>
      <text:p text:style-name="Standard">29,2.2,2.305,0.105</text:p>
      <text:p text:style-name="Standard">30,1.6,1.853,0.253</text:p>
      <text:p text:style-name="Standard">31,1.6,2.307,0.707</text:p>
      <text:p text:style-name="Standard">32,1.8,1.688,-0.112</text:p>
      <text:p text:style-name="Standard">33,0.6,0.556,-0.044</text:p>
      <text:p text:style-name="Standard">34,1,2.029,1.029</text:p>
      <text:p text:style-name="Standard">35,4,1.94,-2.06</text:p>
      <text:p text:style-name="Standard">36,1.167,1.43,0.263</text:p>
      <text:p text:style-name="Standard">37,2.25,2.634,0.384</text:p>
      <text:p text:style-name="Standard">38,3.4,2.393,-1.007</text:p>
      <text:p text:style-name="Standard">39,1.167,2.471,1.304</text:p>
      <text:p text:style-name="Standard">40,3.75,2.434,-1.316</text:p>
      <text:p text:style-name="Standard">41,4.667,1.27,-3.397</text:p>
      <text:p text:style-name="Standard">42,0,0.404,0.404</text:p>
      <text:p text:style-name="Standard">43,1.4,1.599,0.199</text:p>
      <text:p text:style-name="Standard">44,3.4,3.046,-0.354</text:p>
      <text:p text:style-name="Standard">45,4,2.582,-1.418</text:p>
      <text:p text:style-name="Standard">46,1.5,1.553,0.053</text:p>
      <text:p text:style-name="Standard">47,4.2,1.829,-2.371</text:p>
      <text:p text:style-name="Standard">48,3.167,2.582,-0.585</text:p>
      <text:p text:style-name="Standard">49,2.5,1.599,-0.901</text:p>
      <text:p text:style-name="Standard">50,2,2.655,0.655</text:p>
      <text:p text:style-name="Standard">51,3.2,1.384,-1.816</text:p>
      <text:p text:style-name="Standard">52,2.2,2.087,-0.113</text:p>
      <text:p text:style-name="Standard">53,1.167,1.81,0.643</text:p>
      <text:p text:style-name="Standard">54,2,1.976,-0.024</text:p>
      <text:p text:style-name="Standard">55,1.2,0.785,-0.415</text:p>
      <text:p text:style-name="Standard">56,4.4,2.818,-1.582</text:p>
      <text:p text:style-name="Standard">57,2,1.911,-0.089</text:p>
      <text:p text:style-name="Standard">58,0.75,1.674,0.924</text:p>
      <text:p text:style-name="Standard">59,2.5,2.557,0.057</text:p>
      <text:p text:style-name="Standard">60,2,2.937,0.937</text:p>
      <text:p text:style-name="Standard">61,0.167,1.899,1.733</text:p>
      <text:p text:style-name="Standard">62,1.167,1.994,0.827</text:p>
      <text:p text:style-name="Standard">63,0,2.548,2.548</text:p>
      <text:p text:style-name="Standard">64,4.167,3.554,-0.613</text:p>
      <text:p text:style-name="Standard">65,2.667,1.827,-0.84</text:p>
      <text:p text:style-name="Standard">66,2,1.081,-0.919</text:p>
      <text:p text:style-name="Standard">67,2,2.842,0.842</text:p>
      <text:p text:style-name="Standard">68,1,1.945,0.945</text:p>
      <text:p text:style-name="Standard">69,3.8,2.337,-1.463</text:p>
      <text:p text:style-name="Standard">70,2.2,1.955,-0.245</text:p>
      <text:p text:style-name="Standard">71,3,1.804,-1.196</text:p>
      <text:p text:style-name="Standard">72,4.2,2.146,-2.054</text:p>
      <text:p text:style-name="Standard"><text:soft-page-break/>73,2.833,2.559,-0.274</text:p>
      <text:p text:style-name="Standard">74,3.833,2.021,-1.812</text:p>
      <text:p text:style-name="Standard">75,1.8,1.734,-0.066</text:p>
      <text:p text:style-name="Standard">76,0.8,1.404,0.604</text:p>
      <text:p text:style-name="Standard">77,1.333,1.83,0.497</text:p>
      <text:p text:style-name="Standard">78,0.5,1.714,1.214</text:p>
      <text:p text:style-name="Standard">79,2.833,2.101,-0.732</text:p>
      <text:p text:style-name="Standard">80,2,1.624,-0.376</text:p>
      <text:p text:style-name="Standard">81,2,1.286,-0.714</text:p>
      <text:p text:style-name="Standard">82,3,2.715,-0.285</text:p>
      <text:p text:style-name="Standard">83,4.2,2.905,-1.295</text:p>
      <text:p text:style-name="Standard">84,0,0.801,0.801</text:p>
      <text:p text:style-name="Standard">85,0.167,1.189,1.022</text:p>
      <text:p text:style-name="Standard">86,0.25,1.159,0.909</text:p>
      <text:p text:style-name="Standard">87,1.8,0.959,-0.841</text:p>
      <text:p text:style-name="Standard">88,0.5,1.513,1.013</text:p>
      <text:p text:style-name="Standard">89,2.667,2.697,0.03</text:p>
      <text:p text:style-name="Standard">90,0.833,1.265,0.431</text:p>
      <text:p text:style-name="Standard">91,3,2.353,-0.647</text:p>
      <text:p text:style-name="Standard">92,1.4,2.11,0.71</text:p>
      <text:p text:style-name="Standard">93,2.333,2.307,-0.027</text:p>
      <text:p text:style-name="Standard">94,1.5,1.785,0.285</text:p>
      <text:p text:style-name="Standard">95,3.667,2.038,-1.629</text:p>
      <text:p text:style-name="Standard">96,0,1.329,1.329</text:p>
      <text:p text:style-name="Standard">97,1.2,1.848,0.648</text:p>
      <text:p text:style-name="Standard">98,3,2.69,-0.31</text:p>
      <text:p text:style-name="Standard">99,4.2,1.83,-2.37</text:p>
      <text:p text:style-name="Standard">100,0.6,1.83,1.23</text:p>
      <text:p text:style-name="Standard">1,4,2.34,-1.66</text:p>
      <text:p text:style-name="Standard">2,2.6,1.959,-0.641</text:p>
      <text:p text:style-name="Standard">3,1.4,1.87,0.47</text:p>
      <text:p text:style-name="Standard">4,1.333,1.898,0.565</text:p>
      <text:p text:style-name="Standard">5,1.8,1.498,-0.302</text:p>
      <text:p text:style-name="Standard">6,2.833,1.672,-1.161</text:p>
      <text:p text:style-name="Standard">7,2.2,1.884,-0.316</text:p>
      <text:p text:style-name="Standard">8,2.5,2.208,-0.292</text:p>
      <text:p text:style-name="Standard">9,0.167,0.876,0.709</text:p>
      <text:p text:style-name="Standard">10,0.167,0.147,-0.019</text:p>
      <text:p text:style-name="Standard">11,1.5,1.929,0.429</text:p>
      <text:p text:style-name="Standard">12,1.2,1.933,0.733</text:p>
      <text:p text:style-name="Standard">13,1.667,1.693,0.026</text:p>
      <text:p text:style-name="Standard">14,0.6,1.668,1.068</text:p>
      <text:p text:style-name="Standard">15,1.4,2.101,0.701</text:p>
      <text:p text:style-name="Standard">16,2.2,2.831,0.631</text:p>
      <text:p text:style-name="Standard">17,4,3.647,-0.353</text:p>
      <text:p text:style-name="Standard">18,0.667,1.192,0.525</text:p>
      <text:p text:style-name="Standard">19,1.333,2.815,1.481</text:p>
      <text:p text:style-name="Standard">20,4.167,3.536,-0.631</text:p>
      <text:p text:style-name="Standard">21,0.6,1.787,1.187</text:p>
      <text:p text:style-name="Standard">22,0.667,1.164,0.497</text:p>
      <text:p text:style-name="Standard">23,1.667,2.075,0.409</text:p>
      <text:p text:style-name="Standard"><text:soft-page-break/>24,3,2.716,-0.284</text:p>
      <text:p text:style-name="Standard">25,0.667,1.472,0.805</text:p>
      <text:p text:style-name="Standard">26,1,1.423,0.423</text:p>
      <text:p text:style-name="Standard">27,1.167,1.927,0.761</text:p>
      <text:p text:style-name="Standard">28,3.333,3.56,0.227</text:p>
      <text:p text:style-name="Standard">29,3.333,3.705,0.372</text:p>
      <text:p text:style-name="Standard">30,1,2.395,1.395</text:p>
      <text:p text:style-name="Standard">31,3.167,1.872,-1.295</text:p>
      <text:p text:style-name="Standard">32,1.6,2.434,0.834</text:p>
      <text:p text:style-name="Standard">33,3.25,2.037,-1.213</text:p>
      <text:p text:style-name="Standard">34,2,1.797,-0.203</text:p>
      <text:p text:style-name="Standard">35,1.8,1.808,0.008</text:p>
      <text:p text:style-name="Standard">36,1.25,1.507,0.257</text:p>
      <text:p text:style-name="Standard">37,0.667,1.607,0.94</text:p>
      <text:p text:style-name="Standard">38,0.4,2.099,1.699</text:p>
      <text:p text:style-name="Standard">39,1.6,1.809,0.209</text:p>
      <text:p text:style-name="Standard">40,1.2,1.978,0.778</text:p>
      <text:p text:style-name="Standard">41,0.5,1.73,1.23</text:p>
      <text:p text:style-name="Standard">42,2.833,2.519,-0.314</text:p>
      <text:p text:style-name="Standard">43,1.25,2.308,1.058</text:p>
      <text:p text:style-name="Standard">44,0.4,1.857,1.457</text:p>
      <text:p text:style-name="Standard">45,4.6,2.593,-2.007</text:p>
      <text:p text:style-name="Standard">46,3.667,2.388,-1.279</text:p>
      <text:p text:style-name="Standard">47,0.2,1.204,1.004</text:p>
      <text:p text:style-name="Standard">48,4.5,2.432,-2.068</text:p>
      <text:p text:style-name="Standard">49,1.333,0.892,-0.441</text:p>
      <text:p text:style-name="Standard">50,0.4,1.549,1.149</text:p>
      <text:p text:style-name="Standard">51,4.429,2.13,-2.299</text:p>
      <text:p text:style-name="Standard">52,2.667,2.204,-0.463</text:p>
      <text:p text:style-name="Standard">53,1.6,1.967,0.367</text:p>
      <text:p text:style-name="Standard">54,1,1.799,0.799</text:p>
      <text:p text:style-name="Standard">55,1,1.66,0.66</text:p>
      <text:p text:style-name="Standard">56,2.5,2.914,0.414</text:p>
      <text:p text:style-name="Standard">57,0.2,1.195,0.995</text:p>
      <text:p text:style-name="Standard">58,2,2.489,0.489</text:p>
      <text:p text:style-name="Standard">59,1.333,2.291,0.958</text:p>
      <text:p text:style-name="Standard">60,2.5,2.357,-0.143</text:p>
      <text:p text:style-name="Standard">61,3.333,2.126,-1.208</text:p>
      <text:p text:style-name="Standard">62,2,1.911,-0.089</text:p>
      <text:p text:style-name="Standard">63,2.6,2.546,-0.054</text:p>
      <text:p text:style-name="Standard">64,2.4,2.126,-0.274</text:p>
      <text:p text:style-name="Standard">65,0.4,1.537,1.137</text:p>
      <text:p text:style-name="Standard">66,0.167,0.957,0.791</text:p>
      <text:p text:style-name="Standard">67,1.6,2.824,1.224</text:p>
      <text:p text:style-name="Standard">68,1.714,2.604,0.89</text:p>
      <text:p text:style-name="Standard">69,2.25,2.406,0.156</text:p>
      <text:p text:style-name="Standard">70,2,2.002,0.002</text:p>
      <text:p text:style-name="Standard">71,1.25,2.988,1.738</text:p>
      <text:p text:style-name="Standard">72,0,0.151,0.151</text:p>
      <text:p text:style-name="Standard">73,1,1.603,0.603</text:p>
      <text:p text:style-name="Standard">74,1,2.199,1.199</text:p>
      <text:p text:style-name="Standard"><text:soft-page-break/>75,2.4,3.702,1.302</text:p>
      <text:p text:style-name="Standard">76,1,1.819,0.819</text:p>
      <text:p text:style-name="Standard">77,4.2,3.332,-0.868</text:p>
      <text:p text:style-name="Standard">78,0,2.014,2.014</text:p>
      <text:p text:style-name="Standard">79,2,2.609,0.609</text:p>
      <text:p text:style-name="Standard">80,1.5,1.423,-0.077</text:p>
      <text:p text:style-name="Standard">81,3,3.425,0.425</text:p>
      <text:p text:style-name="Standard">82,0.6,1.644,1.044</text:p>
      <text:p text:style-name="Standard">83,3.667,1.748,-1.919</text:p>
      <text:p text:style-name="Standard">84,2.8,1.279,-1.521</text:p>
      <text:p text:style-name="Standard">85,1,1.715,0.715</text:p>
      <text:p text:style-name="Standard">86,0.333,2.083,1.75</text:p>
      <text:p text:style-name="Standard">87,4.5,2.818,-1.682</text:p>
      <text:p text:style-name="Standard">88,3,3.111,0.111</text:p>
      <text:p text:style-name="Standard">89,1.167,2.626,1.459</text:p>
      <text:p text:style-name="Standard">90,1.4,1.388,-0.012</text:p>
      <text:p text:style-name="Standard">91,1.2,0.159,-1.041</text:p>
      <text:p text:style-name="Standard">92,0.286,1.746,1.461</text:p>
      <text:p text:style-name="Standard">93,2.4,2.702,0.302</text:p>
      <text:p text:style-name="Standard">94,2.2,0.42,-1.78</text:p>
      <text:p text:style-name="Standard">95,1.2,1.961,0.761</text:p>
      <text:p text:style-name="Standard">96,0.2,0.991,0.791</text:p>
      <text:p text:style-name="Standard">97,1.6,2.062,0.462</text:p>
      <text:p text:style-name="Standard">98,1.75,2.275,0.525</text:p>
      <text:p text:style-name="Standard">99,0.833,1.529,0.696</text:p>
      <text:p text:style-name="Standard">100,2.25,1.203,-1.047</text:p>
      <text:p text:style-name="Standard">1,1.5,2.11,0.61</text:p>
      <text:p text:style-name="Standard">2,5,2.972,-2.028</text:p>
      <text:p text:style-name="Standard">3,1.833,1.779,-0.054</text:p>
      <text:p text:style-name="Standard">4,3,3.632,0.632</text:p>
      <text:p text:style-name="Standard">5,2.667,3.495,0.828</text:p>
      <text:p text:style-name="Standard">6,1,1.557,0.557</text:p>
      <text:p text:style-name="Standard">7,1.833,2.02,0.186</text:p>
      <text:p text:style-name="Standard">8,2.6,1.538,-1.062</text:p>
      <text:p text:style-name="Standard">9,3,3.034,0.034</text:p>
      <text:p text:style-name="Standard">10,2.8,2.167,-0.633</text:p>
      <text:p text:style-name="Standard">11,1.75,2.7,0.95</text:p>
      <text:p text:style-name="Standard">12,4.5,4.191,-0.309</text:p>
      <text:p text:style-name="Standard">13,3.4,1.737,-1.663</text:p>
      <text:p text:style-name="Standard">14,2.2,1.939,-0.261</text:p>
      <text:p text:style-name="Standard">15,4.333,1.806,-2.527</text:p>
      <text:p text:style-name="Standard">16,2.75,1.453,-1.297</text:p>
      <text:p text:style-name="Standard">17,1.8,1.932,0.132</text:p>
      <text:p text:style-name="Standard">18,3,1.594,-1.406</text:p>
      <text:p text:style-name="Standard">19,0.2,1.586,1.386</text:p>
      <text:p text:style-name="Standard">20,3.5,1.907,-1.593</text:p>
      <text:p text:style-name="Standard">21,1.333,2.075,0.741</text:p>
      <text:p text:style-name="Standard">22,2.6,1.605,-0.995</text:p>
      <text:p text:style-name="Standard">23,3,2.17,-0.83</text:p>
      <text:p text:style-name="Standard">24,3.75,1.708,-2.042</text:p>
      <text:p text:style-name="Standard">25,3.6,1.365,-2.235</text:p>
      <text:p text:style-name="Standard"><text:soft-page-break/>26,4,2.27,-1.73</text:p>
      <text:p text:style-name="Standard">27,1.667,2.066,0.4</text:p>
      <text:p text:style-name="Standard">28,3.333,2.602,-0.731</text:p>
      <text:p text:style-name="Standard">29,3.6,2.561,-1.039</text:p>
      <text:p text:style-name="Standard">30,0.6,1.392,0.792</text:p>
      <text:p text:style-name="Standard">31,2.6,1.827,-0.773</text:p>
      <text:p text:style-name="Standard">32,3.167,2.154,-1.013</text:p>
      <text:p text:style-name="Standard">33,3.833,1.143,-2.69</text:p>
      <text:p text:style-name="Standard">34,2.8,1.699,-1.101</text:p>
      <text:p text:style-name="Standard">35,1.2,1.145,-0.055</text:p>
      <text:p text:style-name="Standard">36,0.6,1.498,0.898</text:p>
      <text:p text:style-name="Standard">37,1.4,1.857,0.457</text:p>
      <text:p text:style-name="Standard">38,2.25,1.454,-0.796</text:p>
      <text:p text:style-name="Standard">39,0.333,1.965,1.631</text:p>
      <text:p text:style-name="Standard">40,3.167,2.42,-0.747</text:p>
      <text:p text:style-name="Standard">41,1.667,1.463,-0.204</text:p>
      <text:p text:style-name="Standard">42,2.8,3.031,0.231</text:p>
      <text:p text:style-name="Standard">43,4.6,3.864,-0.736</text:p>
      <text:p text:style-name="Standard">44,2,2.678,0.678</text:p>
      <text:p text:style-name="Standard">45,1,1.69,0.69</text:p>
      <text:p text:style-name="Standard">46,1,1.497,0.497</text:p>
      <text:p text:style-name="Standard">47,1.75,1.371,-0.379</text:p>
      <text:p text:style-name="Standard">48,1.8,1.622,-0.178</text:p>
      <text:p text:style-name="Standard">49,2.25,0.9,-1.35</text:p>
      <text:p text:style-name="Standard">50,0.4,1.258,0.858</text:p>
      <text:p text:style-name="Standard">51,0.75,1.775,1.025</text:p>
      <text:p text:style-name="Standard">52,2.8,2.081,-0.719</text:p>
      <text:p text:style-name="Standard">53,1.75,0.528,-1.222</text:p>
      <text:p text:style-name="Standard">54,1.167,2.097,0.931</text:p>
      <text:p text:style-name="Standard">55,3.333,2.211,-1.123</text:p>
      <text:p text:style-name="Standard">56,2,2.75,0.75</text:p>
      <text:p text:style-name="Standard">57,2.167,1.398,-0.768</text:p>
      <text:p text:style-name="Standard">58,0,0.444,0.444</text:p>
      <text:p text:style-name="Standard">59,1.167,2.09,0.923</text:p>
      <text:p text:style-name="Standard">60,0.2,0.126,-0.074</text:p>
      <text:p text:style-name="Standard">61,3,2.359,-0.641</text:p>
      <text:p text:style-name="Standard">62,2.833,1.927,-0.906</text:p>
      <text:p text:style-name="Standard">63,3.4,2.95,-0.45</text:p>
      <text:p text:style-name="Standard">64,0,0.612,0.612</text:p>
      <text:p text:style-name="Standard">65,0.4,1.528,1.128</text:p>
      <text:p text:style-name="Standard">66,0.8,1.382,0.582</text:p>
      <text:p text:style-name="Standard">67,2.5,2.675,0.175</text:p>
      <text:p text:style-name="Standard">68,2.25,2.526,0.276</text:p>
      <text:p text:style-name="Standard">69,3.8,2.602,-1.198</text:p>
      <text:p text:style-name="Standard">70,2.6,1.756,-0.844</text:p>
      <text:p text:style-name="Standard">71,1.5,2.642,1.142</text:p>
      <text:p text:style-name="Standard">72,1,1.615,0.615</text:p>
      <text:p text:style-name="Standard">73,3.833,1.946,-1.887</text:p>
      <text:p text:style-name="Standard">74,2.2,2.654,0.454</text:p>
      <text:p text:style-name="Standard">75,1,2.359,1.359</text:p>
      <text:p text:style-name="Standard">76,0.333,1.553,1.219</text:p>
      <text:p text:style-name="Standard"><text:soft-page-break/>77,3.4,3.388,-0.012</text:p>
      <text:p text:style-name="Standard">78,3,1.744,-1.256</text:p>
      <text:p text:style-name="Standard">79,1.4,2.292,0.892</text:p>
      <text:p text:style-name="Standard">80,1.75,1.21,-0.54</text:p>
      <text:p text:style-name="Standard">81,1.75,1.149,-0.601</text:p>
      <text:p text:style-name="Standard">82,0.8,1.95,1.15</text:p>
      <text:p text:style-name="Standard">83,2.2,1.576,-0.624</text:p>
      <text:p text:style-name="Standard">84,2,2.253,0.253</text:p>
      <text:p text:style-name="Standard">85,2,2.37,0.37</text:p>
      <text:p text:style-name="Standard">86,2.4,3.78,1.38</text:p>
      <text:p text:style-name="Standard">87,0,1.457,1.457</text:p>
      <text:p text:style-name="Standard">88,2.5,1.806,-0.694</text:p>
      <text:p text:style-name="Standard">89,1.75,0.821,-0.929</text:p>
      <text:p text:style-name="Standard">90,2.8,2.898,0.098</text:p>
      <text:p text:style-name="Standard">91,0,0.667,0.667</text:p>
      <text:p text:style-name="Standard">92,1.5,2.448,0.948</text:p>
      <text:p text:style-name="Standard">93,1.8,0.937,-0.863</text:p>
      <text:p text:style-name="Standard">94,1,1.722,0.722</text:p>
      <text:p text:style-name="Standard">95,1.667,2.139,0.472</text:p>
      <text:p text:style-name="Standard">96,1,2.866,1.866</text:p>
      <text:p text:style-name="Standard">97,0.2,2.094,1.894</text:p>
      <text:p text:style-name="Standard">98,1.6,2.026,0.426</text:p>
      <text:p text:style-name="Standard">99,1.2,2.54,1.34</text:p>
      <text:p text:style-name="Standard">100,2.8,2.308,-0.492</text:p>
      <text:p text:style-name="Standard">1,3.5,1.558,-1.942</text:p>
      <text:p text:style-name="Standard">2,1.333,1.597,0.263</text:p>
      <text:p text:style-name="Standard">3,2.8,1.703,-1.097</text:p>
      <text:p text:style-name="Standard">4,1.6,1.93,0.33</text:p>
      <text:p text:style-name="Standard">5,1.4,2.353,0.953</text:p>
      <text:p text:style-name="Standard">6,2.6,2.429,-0.171</text:p>
      <text:p text:style-name="Standard">7,0.25,1.552,1.302</text:p>
      <text:p text:style-name="Standard">8,0,0.265,0.265</text:p>
      <text:p text:style-name="Standard">9,1.667,2.529,0.862</text:p>
      <text:p text:style-name="Standard">10,0.333,0.372,0.039</text:p>
      <text:p text:style-name="Standard">11,2,2.308,0.308</text:p>
      <text:p text:style-name="Standard">12,2.75,2.634,-0.116</text:p>
      <text:p text:style-name="Standard">13,2.2,2.422,0.222</text:p>
      <text:p text:style-name="Standard">14,4.6,2.537,-2.063</text:p>
      <text:p text:style-name="Standard">15,2.167,1.833,-0.334</text:p>
      <text:p text:style-name="Standard">16,1.2,1.847,0.647</text:p>
      <text:p text:style-name="Standard">17,1.6,1.808,0.208</text:p>
      <text:p text:style-name="Standard">18,2.25,1.574,-0.676</text:p>
      <text:p text:style-name="Standard">19,0.8,1.5,0.7</text:p>
      <text:p text:style-name="Standard">20,0,1.984,1.984</text:p>
      <text:p text:style-name="Standard">21,1.2,1.746,0.546</text:p>
      <text:p text:style-name="Standard">22,2.8,2.169,-0.631</text:p>
      <text:p text:style-name="Standard">23,3,1.701,-1.299</text:p>
      <text:p text:style-name="Standard">24,4.8,2.94,-1.86</text:p>
      <text:p text:style-name="Standard">25,1.833,1.672,-0.162</text:p>
      <text:p text:style-name="Standard">26,0.333,1.608,1.275</text:p>
      <text:p text:style-name="Standard">27,1.25,1.975,0.725</text:p>
      <text:p text:style-name="Standard"><text:soft-page-break/>28,1.6,1.949,0.349</text:p>
      <text:p text:style-name="Standard">29,1.2,2.222,1.022</text:p>
      <text:p text:style-name="Standard">30,3.2,2.182,-1.018</text:p>
      <text:p text:style-name="Standard">31,0.6,1.264,0.664</text:p>
      <text:p text:style-name="Standard">32,2.8,2.282,-0.518</text:p>
      <text:p text:style-name="Standard">33,2.4,1.775,-0.625</text:p>
      <text:p text:style-name="Standard">34,1.4,1.725,0.325</text:p>
      <text:p text:style-name="Standard">35,0.5,1.595,1.095</text:p>
      <text:p text:style-name="Standard">36,3.4,2.102,-1.298</text:p>
      <text:p text:style-name="Standard">37,0.2,0.26,0.06</text:p>
      <text:p text:style-name="Standard">38,2.333,1.575,-0.758</text:p>
      <text:p text:style-name="Standard">39,1.6,2.022,0.422</text:p>
      <text:p text:style-name="Standard">40,2.8,1.145,-1.655</text:p>
      <text:p text:style-name="Standard">41,0.6,1.549,0.949</text:p>
      <text:p text:style-name="Standard">42,0.2,2.936,2.736</text:p>
      <text:p text:style-name="Standard">43,3.333,1.494,-1.84</text:p>
      <text:p text:style-name="Standard">44,1.667,2.501,0.835</text:p>
      <text:p text:style-name="Standard">45,2.8,2.21,-0.59</text:p>
      <text:p text:style-name="Standard">46,3.333,3.696,0.362</text:p>
      <text:p text:style-name="Standard">47,2.4,3.119,0.719</text:p>
      <text:p text:style-name="Standard">48,0.5,1.006,0.506</text:p>
      <text:p text:style-name="Standard">49,1.4,1.609,0.209</text:p>
      <text:p text:style-name="Standard">50,1.2,1.725,0.525</text:p>
      <text:p text:style-name="Standard">51,2.4,2.604,0.204</text:p>
      <text:p text:style-name="Standard">52,4,2.439,-1.561</text:p>
      <text:p text:style-name="Standard">53,2.167,1.704,-0.463</text:p>
      <text:p text:style-name="Standard">54,1.5,1.738,0.238</text:p>
      <text:p text:style-name="Standard">55,2,1.536,-0.464</text:p>
      <text:p text:style-name="Standard">56,1.6,1.848,0.248</text:p>
      <text:p text:style-name="Standard">57,2.2,1.928,-0.272</text:p>
      <text:p text:style-name="Standard">58,3.75,1.186,-2.564</text:p>
      <text:p text:style-name="Standard">59,0.333,1.056,0.723</text:p>
      <text:p text:style-name="Standard">60,1.667,1.484,-0.183</text:p>
      <text:p text:style-name="Standard">61,1.5,0.647,-0.853</text:p>
      <text:p text:style-name="Standard">62,0,1.724,1.724</text:p>
      <text:p text:style-name="Standard">63,1,1.326,0.326</text:p>
      <text:p text:style-name="Standard">64,2.833,2.105,-0.729</text:p>
      <text:p text:style-name="Standard">65,1.833,1.889,0.055</text:p>
      <text:p text:style-name="Standard">66,2,2.685,0.685</text:p>
      <text:p text:style-name="Standard">67,1.6,2.201,0.601</text:p>
      <text:p text:style-name="Standard">68,4.2,1.687,-2.513</text:p>
      <text:p text:style-name="Standard">69,2.2,2.01,-0.19</text:p>
      <text:p text:style-name="Standard">70,3.4,2.927,-0.473</text:p>
      <text:p text:style-name="Standard">71,2,2.144,0.144</text:p>
      <text:p text:style-name="Standard">72,3.167,4.025,0.859</text:p>
      <text:p text:style-name="Standard">73,3.833,2.248,-1.586</text:p>
      <text:p text:style-name="Standard">74,0.833,0.459,-0.374</text:p>
      <text:p text:style-name="Standard">75,1.4,1.058,-0.342</text:p>
      <text:p text:style-name="Standard">76,2.2,1.553,-0.647</text:p>
      <text:p text:style-name="Standard">77,1.167,2.225,1.059</text:p>
      <text:p text:style-name="Standard">78,2.5,2.151,-0.349</text:p>
      <text:p text:style-name="Standard"><text:soft-page-break/>79,0.4,2.088,1.688</text:p>
      <text:p text:style-name="Standard">80,4.333,2.555,-1.779</text:p>
      <text:p text:style-name="Standard">81,1.5,1.266,-0.234</text:p>
      <text:p text:style-name="Standard">82,0.2,0.37,0.17</text:p>
      <text:p text:style-name="Standard">83,0.6,0.841,0.241</text:p>
      <text:p text:style-name="Standard">84,3.833,3.409,-0.425</text:p>
      <text:p text:style-name="Standard">85,1.4,1.635,0.235</text:p>
      <text:p text:style-name="Standard">86,0,0.463,0.463</text:p>
      <text:p text:style-name="Standard">87,2.4,2.788,0.388</text:p>
      <text:p text:style-name="Standard">88,1.167,1.454,0.287</text:p>
      <text:p text:style-name="Standard">89,1.143,1.913,0.77</text:p>
      <text:p text:style-name="Standard">90,1.167,1.151,-0.016</text:p>
      <text:p text:style-name="Standard">91,1,2.401,1.401</text:p>
      <text:p text:style-name="Standard">92,0.6,1.7,1.1</text:p>
      <text:p text:style-name="Standard">93,0,0.37,0.37</text:p>
      <text:p text:style-name="Standard">94,2.8,1.741,-1.059</text:p>
      <text:p text:style-name="Standard">95,3,2.146,-0.854</text:p>
      <text:p text:style-name="Standard">96,3.8,1.925,-1.875</text:p>
      <text:p text:style-name="Standard">97,1.5,1.836,0.336</text:p>
      <text:p text:style-name="Standard">98,2,2.325,0.325</text:p>
      <text:p text:style-name="Standard">99,3.333,2.323,-1.011</text:p>
      <text:p text:style-name="Standard">100,1.5,1.67,0.17</text:p>
      <text:p text:style-name="Standard">1,3.833,2.364,-1.469</text:p>
      <text:p text:style-name="Standard">2,1.833,1.752,-0.082</text:p>
      <text:p text:style-name="Standard">3,0.429,1.369,0.941</text:p>
      <text:p text:style-name="Standard">4,2.667,3.344,0.677</text:p>
      <text:p text:style-name="Standard">5,1.2,1.97,0.77</text:p>
      <text:p text:style-name="Standard">6,2,1.29,-0.71</text:p>
      <text:p text:style-name="Standard">7,3.6,1.862,-1.738</text:p>
      <text:p text:style-name="Standard">8,0.6,1.461,0.861</text:p>
      <text:p text:style-name="Standard">9,3.75,2.561,-1.189</text:p>
      <text:p text:style-name="Standard">10,5,2.903,-2.097</text:p>
      <text:p text:style-name="Standard">11,1.8,1.753,-0.047</text:p>
      <text:p text:style-name="Standard">12,4.4,1.117,-3.283</text:p>
      <text:p text:style-name="Standard">13,1.6,2.149,0.549</text:p>
      <text:p text:style-name="Standard">14,2.2,1.76,-0.44</text:p>
      <text:p text:style-name="Standard">15,0.167,0.53,0.363</text:p>
      <text:p text:style-name="Standard">16,1.75,2.2,0.45</text:p>
      <text:p text:style-name="Standard">17,1.6,1.958,0.358</text:p>
      <text:p text:style-name="Standard">18,1.4,2.166,0.766</text:p>
      <text:p text:style-name="Standard">19,3.333,3.743,0.41</text:p>
      <text:p text:style-name="Standard">20,1.6,2.206,0.606</text:p>
      <text:p text:style-name="Standard">21,1.2,0.877,-0.323</text:p>
      <text:p text:style-name="Standard">22,1.8,1.663,-0.137</text:p>
      <text:p text:style-name="Standard">23,1.75,1.983,0.233</text:p>
      <text:p text:style-name="Standard">24,3.2,1.8,-1.4</text:p>
      <text:p text:style-name="Standard">25,0.25,0.164,-0.086</text:p>
      <text:p text:style-name="Standard">26,0.167,1.384,1.217</text:p>
      <text:p text:style-name="Standard">27,3.2,1.769,-1.431</text:p>
      <text:p text:style-name="Standard">28,0.667,1.769,1.102</text:p>
      <text:p text:style-name="Standard">29,1.6,2.157,0.557</text:p>
      <text:p text:style-name="Standard"><text:soft-page-break/>30,1.2,1.179,-0.021</text:p>
      <text:p text:style-name="Standard">31,1.25,2.14,0.89</text:p>
      <text:p text:style-name="Standard">32,1.8,2.608,0.808</text:p>
      <text:p text:style-name="Standard">33,1.667,2.284,0.618</text:p>
      <text:p text:style-name="Standard">34,1,2.671,1.671</text:p>
      <text:p text:style-name="Standard">35,1.4,1.732,0.332</text:p>
      <text:p text:style-name="Standard">36,1,1.045,0.045</text:p>
      <text:p text:style-name="Standard">37,3.167,2.725,-0.441</text:p>
      <text:p text:style-name="Standard">38,2.2,3.31,1.11</text:p>
      <text:p text:style-name="Standard">39,0,0.441,0.441</text:p>
      <text:p text:style-name="Standard">40,2.333,2.474,0.14</text:p>
      <text:p text:style-name="Standard">41,3,3.075,0.075</text:p>
      <text:p text:style-name="Standard">42,1,1.168,0.168</text:p>
      <text:p text:style-name="Standard">43,0.4,1.491,1.091</text:p>
      <text:p text:style-name="Standard">44,3.167,2.223,-0.944</text:p>
      <text:p text:style-name="Standard">45,0.6,2.079,1.479</text:p>
      <text:p text:style-name="Standard">46,2.4,1.058,-1.342</text:p>
      <text:p text:style-name="Standard">47,4.5,2.55,-1.95</text:p>
      <text:p text:style-name="Standard">48,1.2,2.347,1.147</text:p>
      <text:p text:style-name="Standard">49,1,1.299,0.299</text:p>
      <text:p text:style-name="Standard">50,2.333,1.305,-1.028</text:p>
      <text:p text:style-name="Standard">51,0.25,1.172,0.922</text:p>
      <text:p text:style-name="Standard">52,2.4,1.95,-0.45</text:p>
      <text:p text:style-name="Standard">53,2.429,0.953,-1.476</text:p>
      <text:p text:style-name="Standard">54,3.2,2.929,-0.271</text:p>
      <text:p text:style-name="Standard">55,2,2.098,0.098</text:p>
      <text:p text:style-name="Standard">56,1.5,2.132,0.632</text:p>
      <text:p text:style-name="Standard">57,1.4,1.424,0.024</text:p>
      <text:p text:style-name="Standard">58,1.667,1.633,-0.033</text:p>
      <text:p text:style-name="Standard">59,0.6,1.58,0.98</text:p>
      <text:p text:style-name="Standard">60,3.8,2.821,-0.979</text:p>
      <text:p text:style-name="Standard">61,2.8,2.863,0.063</text:p>
      <text:p text:style-name="Standard">62,1.167,1.474,0.308</text:p>
      <text:p text:style-name="Standard">63,0.5,0.927,0.427</text:p>
      <text:p text:style-name="Standard">64,3.833,3.638,-0.196</text:p>
      <text:p text:style-name="Standard">65,3.2,2.289,-0.911</text:p>
      <text:p text:style-name="Standard">66,3,2.537,-0.463</text:p>
      <text:p text:style-name="Standard">67,0.6,1.662,1.062</text:p>
      <text:p text:style-name="Standard">68,2,2.201,0.201</text:p>
      <text:p text:style-name="Standard">69,3,1.675,-1.325</text:p>
      <text:p text:style-name="Standard">70,1.75,2.044,0.294</text:p>
      <text:p text:style-name="Standard">71,3.6,2.385,-1.215</text:p>
      <text:p text:style-name="Standard">72,0.4,1.861,1.461</text:p>
      <text:p text:style-name="Standard">73,2,1.714,-0.286</text:p>
      <text:p text:style-name="Standard">74,1.167,1.31,0.144</text:p>
      <text:p text:style-name="Standard">75,4.2,2.107,-2.093</text:p>
      <text:p text:style-name="Standard">76,2.2,1.712,-0.488</text:p>
      <text:p text:style-name="Standard">77,1.2,2.37,1.17</text:p>
      <text:p text:style-name="Standard">78,2,1.928,-0.072</text:p>
      <text:p text:style-name="Standard">79,1.4,2.513,1.113</text:p>
      <text:p text:style-name="Standard">80,1,1.924,0.924</text:p>
      <text:p text:style-name="Standard"><text:soft-page-break/>81,1.5,2.026,0.526</text:p>
      <text:p text:style-name="Standard">82,1,2.603,1.603</text:p>
      <text:p text:style-name="Standard">83,1.8,1.536,-0.264</text:p>
      <text:p text:style-name="Standard">84,2.2,1.856,-0.344</text:p>
      <text:p text:style-name="Standard">85,0.4,1.447,1.047</text:p>
      <text:p text:style-name="Standard">86,3,2.549,-0.451</text:p>
      <text:p text:style-name="Standard">87,0.667,0.69,0.024</text:p>
      <text:p text:style-name="Standard">88,1.2,2.441,1.241</text:p>
      <text:p text:style-name="Standard">89,2.4,1.528,-0.872</text:p>
      <text:p text:style-name="Standard">90,1,1.574,0.574</text:p>
      <text:p text:style-name="Standard">91,1.2,2.519,1.319</text:p>
      <text:p text:style-name="Standard">92,3.167,3.852,0.686</text:p>
      <text:p text:style-name="Standard">93,0.833,1.903,1.069</text:p>
      <text:p text:style-name="Standard">94,3.667,3.017,-0.65</text:p>
      <text:p text:style-name="Standard">95,3.2,1.622,-1.578</text:p>
      <text:p text:style-name="Standard">96,0,0.799,0.799</text:p>
      <text:p text:style-name="Standard">97,0.8,1.099,0.299</text:p>
      <text:p text:style-name="Standard">98,1.8,2.271,0.471</text:p>
      <text:p text:style-name="Standard">99,4.25,2.338,-1.912</text:p>
      <text:p text:style-name="Standard">100,0,1.14,1.1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39 </text:p>
      <text:p text:style-name="Standard">Mean absolute error <text:s text:c="21"/>0.8012</text:p>
      <text:p text:style-name="Standard">Root mean squared error <text:s text:c="17"/>1.0017</text:p>
      <text:p text:style-name="Standard">Relative absolute error <text:s text:c="16"/>81.7116 %</text:p>
      <text:p text:style-name="Standard">Root relative squared error <text:s text:c="12"/>84.3129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01:06</meta:creation-date>
    <meta:document-statistic meta:table-count="0" meta:image-count="0" meta:object-count="0" meta:page-count="22" meta:paragraph-count="1090" meta:word-count="1239" meta:character-count="21229"/>
    <dc:date>2014-11-26T15:01:23</dc:date>
    <dc:creator>amita misra</dc:creator>
    <meta:editing-duration>PT17S</meta:editing-duration>
    <meta:editing-cycles>1</meta:editing-cycles>
    <meta:generator>OpenOffice/4.1.0$Unix OpenOffice.org_project/410m18$Build-9764</meta:generator>
  </office:meta>
</office:document-meta>
</file>